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008c6" officeooo:paragraph-rsid="000008c6"/>
    </style:style>
    <style:style style:name="P2" style:family="paragraph" style:parent-style-name="Standard">
      <style:text-properties officeooo:rsid="00008272" officeooo:paragraph-rsid="00008272"/>
    </style:style>
    <style:style style:name="P3" style:family="paragraph" style:parent-style-name="Header">
      <style:text-properties officeooo:rsid="000008c6" officeooo:paragraph-rsid="000008c6"/>
    </style:style>
    <style:style style:name="T1" style:family="text">
      <style:text-properties officeooo:rsid="00008272"/>
    </style:style>
    <style:style style:name="T2" style:family="text">
      <style:text-properties officeooo:rsid="00011d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Pour faire le projet MCS nous avons eu l’idée de faire un jeu ‘Puissance4’. Cette application est divisée en 2 parties :</text:p>
      <text:p text:style-name="P1">-Une partie « serveur »</text:p>
      <text:p text:style-name="P1">-Une partie « client »</text:p>
      <text:p text:style-name="P1"/>
      <text:p text:style-name="P1">Dans notre application le serveur <text:span text:style-name="T1">met en relation deux clients qui veulent faire une partie. Une fois les deux clients mis en relation le serveur est à l’écoute de nouvelles connections.</text:span></text:p>
      <text:p text:style-name="P1"/>
      <text:p text:style-name="P2">Les 2 clients, eux, jouent à tour de rôle jusqu’à la fin de la partie.</text:p>
      <text:p text:style-name="P2"/>
      <text:p text:style-name="P2"/>
      <text:p text:style-name="P2">Nous nous sommes d’ abord attelé à la communication entre les clients. Pour se faire nous nous sommes réapproprié le code de communication entre socket vu en TP. Une fois cette communication active et fonctionnel, nous nous sommes attelés à la partie « jeu » de l’application.</text:p>
      <text:p text:style-name="P2"/>
      <text:p text:style-name="P2">Nous avons rencontré divers problèmes durant le développement :</text:p>
      <text:p text:style-name="P2">-Faire passer une adresse IP de l’host au client <text:s/>via un serveur </text:p>
      <text:p text:style-name="P2">- Trouver une logique de vérification de condition de victoire</text:p>
      <text:p text:style-name="P2">- Nous avions un problème au niveau du tableau, en effet il arrivait que plusieurs jetons se mettaient lors du même coup.</text:p>
      <text:p text:style-name="P2"/>
      <text:p text:style-name="P2"/>
      <text:p text:style-name="P2">Piste d’amélioration :</text:p>
      <text:p text:style-name="P2">- Pouvoir relancer des parties</text:p>
      <text:p text:style-name="P2">- Mettre en couleur les pièces</text:p>
      <text:p text:style-name="P2">-<text:span text:style-name="T2">Avoir un tableau fixe qui s’actualise en fonction des coups joués.</text:span></text:p>
      <text:p text:style-name="P2">- <text:span text:style-name="T2">Un compteur de victoir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008c6" officeooo:paragraph-rsid="000008c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enoit Guilleme<text:tab/>MCS:Compte rendu<text:tab/>Le3</text:p>
        <text:p text:style-name="MP1">Dorczynski Luca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6:34:30.741155297</meta:creation-date>
    <dc:date>2020-01-29T17:06:52.750816341</dc:date>
    <meta:editing-duration>PT2M39S</meta:editing-duration>
    <meta:editing-cycles>1</meta:editing-cycles>
    <meta:document-statistic meta:table-count="0" meta:image-count="0" meta:object-count="0" meta:page-count="1" meta:paragraph-count="17" meta:word-count="215" meta:character-count="1234" meta:non-whitespace-character-count="1034"/>
    <meta:generator>LibreOffice/6.0.7.3$Linux_X86_64 LibreOffice_project/00m0$Build-3</meta:generator>
  </office:meta>
</office:document-meta>
</file>